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99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6.8806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39in"/>
    </style:style>
    <style:style style:name="Table13.C" style:family="table-column">
      <style:table-column-properties style:column-width="2.0667in"/>
    </style:style>
    <style:style style:name="Table13.1" style:family="table-row">
      <style:table-row-properties style:min-row-height="0.3764in" fo:keep-together="auto"/>
    </style:style>
    <style:style style:name="Table13.A1" style:family="table-cell">
      <style:table-cell-properties style:vertical-align="" fo:padding-left="0.0701in" fo:padding-right="0.0701in" fo:padding-top="0.1799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184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799in" fo:padding-bottom="0in" fo:border="none"/>
    </style:style>
    <style:style style:name="Table4" style:family="table">
      <style:table-properties style:width="7.8799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806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56378f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8ca9a1" style:font-name-asian="Roboto2" style:font-size-asian="10pt" style:font-name-complex="Roboto2" style:font-size-complex="10pt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56378f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56378f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8061f8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56378f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8061f8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paragraph-rsid="014a4abb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56378f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officeooo:paragraph-rsid="015cd0f7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weight="bold" officeooo:rsid="00df5c81" officeooo:paragraph-rsid="015cd0f7" style:font-name-asian="Roboto2" style:font-size-asian="10pt" style:font-weight-asian="bold" style:font-name-complex="Roboto2" style:font-size-complex="10pt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weight="bold" officeooo:rsid="009ff82e" officeooo:paragraph-rsid="015cd0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officeooo:paragraph-rsid="015cd0f7" style:font-name-asian="Roboto2" style:font-size-asian="10pt" style:font-name-complex="Roboto2" style:font-size-complex="10pt"/>
    </style:style>
    <style:style style:name="P3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56378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56378f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0f4ffae" officeooo:paragraph-rsid="015cd0f7" style:font-name-asian="Roboto2" style:font-size-asian="10pt" style:font-weight-asian="bold" style:font-name-complex="Roboto2" style:font-size-complex="10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text-properties style:font-name="Inter" officeooo:paragraph-rsid="014a4abb"/>
    </style:style>
    <style:style style:name="P41" style:family="paragraph" style:parent-style-name="Standard">
      <style:text-properties style:font-name="Inter" officeooo:paragraph-rsid="015cd0f7"/>
    </style:style>
    <style:style style:name="P42" style:family="paragraph" style:parent-style-name="Standard">
      <style:text-properties style:font-name="Inter" officeooo:paragraph-rsid="0156378f"/>
    </style:style>
    <style:style style:name="P43" style:family="paragraph" style:parent-style-name="Standard">
      <style:text-properties style:font-name="Inter" officeooo:paragraph-rsid="016a0624"/>
    </style:style>
    <style:style style:name="P44" style:family="paragraph" style:parent-style-name="Standard">
      <style:text-properties style:font-name="Inter" officeooo:paragraph-rsid="016f1dab"/>
    </style:style>
    <style:style style:name="P45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46" style:family="paragraph" style:parent-style-name="Standard">
      <style:text-properties style:font-name="Inter" officeooo:paragraph-rsid="018061f8"/>
    </style:style>
    <style:style style:name="P47" style:family="paragraph" style:parent-style-name="Standard">
      <style:text-properties style:font-name="Inter" officeooo:paragraph-rsid="01871c9e"/>
    </style:style>
    <style:style style:name="P48" style:family="paragraph" style:parent-style-name="Standard">
      <style:text-properties officeooo:paragraph-rsid="016f1dab"/>
    </style:style>
    <style:style style:name="P49" style:family="paragraph" style:parent-style-name="Standard">
      <style:text-properties officeooo:paragraph-rsid="018061f8"/>
    </style:style>
    <style:style style:name="P50" style:family="paragraph" style:parent-style-name="Standard">
      <style:text-properties officeooo:paragraph-rsid="01871c9e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0f54a88" officeooo:paragraph-rsid="014a4abb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0f54a88" officeooo:paragraph-rsid="0156378f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0f4ffae" officeooo:paragraph-rsid="0156378f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5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6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6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6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1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63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4" style:family="paragraph" style:parent-style-name="Standard" style:list-style-name="L1">
      <style:paragraph-properties fo:line-height="100%" fo:orphans="0" fo:widows="0"/>
      <style:text-properties officeooo:paragraph-rsid="018061f8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" officeooo:paragraph-rsid="018ca9a1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" officeooo:paragraph-rsid="015cd0f7"/>
    </style:style>
    <style:style style:name="P73" style:family="paragraph" style:parent-style-name="Standard" style:list-style-name="L2">
      <style:paragraph-properties fo:line-height="100%" fo:orphans="0" fo:widows="0"/>
      <style:text-properties style:font-name="Inter" officeooo:paragraph-rsid="014a4abb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75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061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5cd0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9" style:family="paragraph" style:parent-style-name="Standard" style:list-style-name="L2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80" style:family="paragraph" style:parent-style-name="Standard" style:list-style-name="L1">
      <style:paragraph-properties fo:line-height="100%" fo:orphans="0" fo:widows="0"/>
      <style:text-properties style:font-name="Inter" fo:font-size="10pt" fo:font-weight="normal" officeooo:rsid="01301382" officeooo:paragraph-rsid="015cd0f7" style:font-name-asian="Roboto2" style:font-size-asian="10pt" style:font-weight-asian="normal" style:font-name-complex="Roboto2" style:font-size-complex="10pt" style:font-weight-complex="normal"/>
    </style:style>
    <style:style style:name="P81" style:family="paragraph" style:parent-style-name="Standard" style:list-style-name="L1">
      <style:paragraph-properties fo:line-height="100%" fo:orphans="0" fo:widows="0"/>
      <style:text-properties style:font-name="Inter" fo:font-size="10pt" officeooo:paragraph-rsid="015cd0f7" style:font-name-asian="Roboto2" style:font-size-asian="10pt" style:font-name-complex="Roboto2" style:font-size-complex="10pt"/>
    </style:style>
    <style:style style:name="P8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8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8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85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86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5cd0f7" style:font-style-asian="normal" style:font-weight-asian="normal" style:font-style-complex="normal" style:font-weight-complex="normal"/>
    </style:style>
    <style:style style:name="P87" style:family="paragraph" style:parent-style-name="Standard" style:list-style-name="L1">
      <style:paragraph-properties fo:line-height="100%" fo:orphans="0" fo:widows="0"/>
      <style:text-properties style:font-name="Inter" fo:font-weight="normal" officeooo:rsid="00df5c81" officeooo:paragraph-rsid="015cd0f7" style:font-weight-asian="normal" style:font-weight-complex="normal"/>
    </style:style>
    <style:style style:name="P88" style:family="paragraph" style:parent-style-name="Standard" style:list-style-name="L1">
      <style:paragraph-properties fo:line-height="100%" fo:orphans="0" fo:widows="0"/>
      <style:text-properties style:font-name="Inter" fo:font-weight="normal" officeooo:rsid="0141ba85" officeooo:paragraph-rsid="015cd0f7" style:font-weight-asian="normal" style:font-weight-complex="normal"/>
    </style:style>
    <style:style style:name="P89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a9a1"/>
    </style:style>
    <style:style style:name="P90" style:family="paragraph" style:parent-style-name="Text_20_body" style:master-page-name="Standard">
      <style:paragraph-properties style:page-number="1" fo:break-before="auto" fo:break-after="auto"/>
      <style:text-properties style:font-name="Inter" fo:font-size="6pt" style:font-size-asian="5.25pt" style:font-size-complex="6pt"/>
    </style:style>
    <style:style style:name="P9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officeooo:rsid="012a0f54" style:font-name-asian="Roboto2" style:font-size-asian="10pt" style:font-name-complex="Roboto2" style:font-size-complex="10pt"/>
    </style:style>
    <style:style style:name="T8" style:family="text">
      <style:text-properties fo:font-size="10pt" officeooo:rsid="01294c75" style:font-name-asian="Roboto2" style:font-size-asian="10pt" style:font-name-complex="Roboto2" style:font-size-complex="10pt"/>
    </style:style>
    <style:style style:name="T9" style:family="text">
      <style:text-properties fo:font-size="10pt" officeooo:rsid="00bc0279" style:font-name-asian="Roboto2" style:font-size-asian="10pt" style:font-name-complex="Roboto2" style:font-size-complex="10pt"/>
    </style:style>
    <style:style style:name="T10" style:family="text">
      <style:text-properties fo:font-size="10pt" officeooo:rsid="008f9311" style:font-name-asian="Roboto2" style:font-size-asian="10pt" style:font-name-complex="Roboto2" style:font-size-complex="10pt"/>
    </style:style>
    <style:style style:name="T11" style:family="text">
      <style:text-properties fo:font-size="10pt" officeooo:rsid="00c463f2" style:font-name-asian="Roboto2" style:font-size-asian="10pt" style:font-name-complex="Roboto2" style:font-size-complex="10pt"/>
    </style:style>
    <style:style style:name="T12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3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4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1585ac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15a56a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2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fo:font-weight="normal" officeooo:rsid="00edebf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6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6" style:family="text">
      <style:text-properties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7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9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95e66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107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8" style:family="text">
      <style:text-properties fo:font-size="10pt" fo:font-style="normal" style:text-underline-style="none" fo:font-weight="bold" officeooo:rsid="018c819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9" style:family="text">
      <style:text-properties fo:font-size="10pt" fo:font-style="normal" style:text-underline-style="none" fo:font-weight="bold" officeooo:rsid="003eb71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0" style:family="text">
      <style:text-properties fo:font-size="10pt" fo:font-style="normal" style:text-underline-style="none" fo:font-weight="bold" officeooo:rsid="002e139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1" style:family="text">
      <style:text-properties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112" style:family="text">
      <style:text-properties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113" style:family="text">
      <style:text-properties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114" style:family="text">
      <style:text-properties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115" style:family="text">
      <style:text-properties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116" style:family="text">
      <style:text-properties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117" style:family="text">
      <style:text-properties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118" style:family="text">
      <style:text-properties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119" style:family="text">
      <style:text-properties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120" style:family="text">
      <style:text-properties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121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2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3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4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5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126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27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28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29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3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31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132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133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134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135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136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137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138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39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40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41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42" style:family="text">
      <style:text-properties fo:font-size="10pt" fo:font-style="normal" officeooo:rsid="00bc0279" style:font-name-asian="Roboto2" style:font-size-asian="10pt" style:font-style-asian="normal" style:font-name-complex="Roboto2" style:font-size-complex="10pt" style:font-style-complex="normal"/>
    </style:style>
    <style:style style:name="T143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44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45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46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47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weight="normal" officeooo:rsid="01475f55" style:font-weight-asian="normal" style:font-weight-complex="normal"/>
    </style:style>
    <style:style style:name="T150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51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52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53" style:family="text">
      <style:text-properties fo:font-style="normal" officeooo:rsid="008e79c7" style:font-style-asian="normal" style:font-style-complex="normal"/>
    </style:style>
    <style:style style:name="T154" style:family="text">
      <style:text-properties fo:font-style="normal" officeooo:rsid="0135db3b" style:font-style-asian="normal" style:font-style-complex="normal"/>
    </style:style>
    <style:style style:name="T155" style:family="text">
      <style:text-properties fo:font-style="normal" officeooo:rsid="01372b69" style:font-style-asian="normal" style:font-style-complex="normal"/>
    </style:style>
    <style:style style:name="T156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57" style:family="text">
      <style:text-properties officeooo:rsid="0094c2de"/>
    </style:style>
    <style:style style:name="T158" style:family="text">
      <style:text-properties officeooo:rsid="00a884b6"/>
    </style:style>
    <style:style style:name="T159" style:family="text">
      <style:text-properties officeooo:rsid="00ad8019"/>
    </style:style>
    <style:style style:name="T160" style:family="text">
      <style:text-properties officeooo:rsid="00e1f740"/>
    </style:style>
    <style:style style:name="T161" style:family="text">
      <style:text-properties fo:color="#000000" style:font-name="Inter" style:text-underline-style="none"/>
    </style:style>
    <style:style style:name="T162" style:family="text">
      <style:text-properties officeooo:rsid="012a0f54"/>
    </style:style>
    <style:style style:name="T163" style:family="text">
      <style:text-properties officeooo:rsid="01301382"/>
    </style:style>
    <style:style style:name="T164" style:family="text">
      <style:text-properties officeooo:rsid="0134be7f"/>
    </style:style>
    <style:style style:name="T165" style:family="text">
      <style:text-properties officeooo:rsid="014965fe"/>
    </style:style>
    <style:style style:name="T166" style:family="text">
      <style:text-properties officeooo:rsid="014ff28a"/>
    </style:style>
    <style:style style:name="T167" style:family="text">
      <style:text-properties officeooo:rsid="014ff28a" style:font-name-asian="Roboto2" style:font-name-complex="Roboto2"/>
    </style:style>
    <style:style style:name="T168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69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70" style:family="text">
      <style:text-properties style:font-name="Inter" fo:font-size="10pt" style:font-size-asian="10pt" style:font-size-complex="10pt"/>
    </style:style>
    <style:style style:name="T171" style:family="text">
      <style:text-properties style:font-name="Inter" fo:font-size="10pt" officeooo:rsid="0102247f" style:font-size-asian="10pt" style:font-size-complex="10pt"/>
    </style:style>
    <style:style style:name="T172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3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4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5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6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7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8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9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0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1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2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3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4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5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6" style:family="text">
      <style:text-properties style:font-name="Inter" fo:font-size="10pt" fo:font-style="normal" style:text-underline-style="none" fo:font-weight="normal" officeooo:rsid="0187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7" style:family="text">
      <style:text-properties officeooo:rsid="0169bda9"/>
    </style:style>
    <style:style style:name="T188" style:family="text">
      <style:text-properties style:font-name="Inter Medium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9" style:family="text">
      <style:text-properties fo:color="#0066b3" style:font-name="Inter" style:text-underline-style="solid" style:text-underline-width="auto" style:text-und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322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5319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91in" svg:y="0.7346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3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5291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39in" svg:y="0.7256in" svg:width="0.1965in" svg:height="0.1965in" draw:z-index="3">
        <draw:image xlink:href="Pictures/10000201000003E8000003E85996F9E76E303C74.png" xlink:type="simple" xlink:show="embed" xlink:actuate="onLoad" loext:mime-type="image/png"/>
      </draw:frame>
      <text:p text:style-name="P9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2"><text:span text:style-name="T157">R</text:span>ICHARD <text:span text:style-name="T187">S. </text:span>ZHU</text:p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7"><text:a xlink:type="simple" xlink:href="mailto:rszhu@berkeley.edu" text:style-name="Internet_20_link" text:visited-style-name="Visited_20_Internet_20_Link"><text:span text:style-name="T161">rszhu@berkeley.edu</text:span></text:a></text:p>
            <text:p text:style-name="P32">858-371-8838</text:p>
            <text:p text:style-name="P33">Berkeley, CA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5"><text:a xlink:type="simple" xlink:href="https://www.linkedin.com/in/rszhu/" text:style-name="Internet_20_link" text:visited-style-name="Visited_20_Internet_20_Link"><text:span text:style-name="T189">linkedin.com/in/rszhu</text:span></text:a></text:p>
            <text:p text:style-name="P35"><text:a xlink:type="simple" xlink:href="https://github.com/richardszhu" text:style-name="Internet_20_link" text:visited-style-name="Visited_20_Internet_20_Link"><text:span text:style-name="T189">github.com/richardszhu</text:span></text:a></text:p>
            <text:p text:style-name="P36"><text:a xlink:type="simple" xlink:href="https://www.ocf.berkeley.edu/~rszhu/" text:style-name="Internet_20_link" text:visited-style-name="Visited_20_Internet_20_Link"><text:span text:style-name="T189">ocf.io/rszhu</text:span></text:a></text:p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6">EDUCATION</text:p>
          </table:table-cell>
          <table:table-cell table:style-name="Table5.A1" office:value-type="string">
            <text:p text:style-name="P1">University of California, Berkeley</text:p>
            <text:p text:style-name="P18"><text:span text:style-name="T54">B.A. Computer </text:span><text:span text:style-name="T188">Science</text:span><text:span text:style-name="T54"> </text:span><text:span text:style-name="T12"><text:s text:c="20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5.A1" office:value-type="string">
            <text:p text:style-name="P8"><text:span text:style-name="T70"><text:s/></text:span><text:span text:style-name="T72">GPA </text:span><text:span text:style-name="T63">3.90</text:span></text:p>
          </table:table-cell>
        </table:table-row>
      </table:table>
      <text:p text:style-name="P4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5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91"><text:span text:style-name="T190">Top Margin : 0</text:span></text:p><text:p text:style-name="P91"><text:span text:style-name="T190">Bottom Margin : 0</text:span></text:p></office:annotation><text:span text:style-name="T40">Relevant Coursework:</text:span><office:annotation-end office:name="__Annotation__905_40995002133"/><text:span text:style-name="T41"> </text:span><text:span text:style-name="T73">Data Structures, </text:span><text:span text:style-name="T74">Structure of Computer Programs</text:span><text:span text:style-name="T54">,</text:span><text:span text:style-name="T59"> </text:span><text:span text:style-name="T60">Linear Algebra &amp; Circuits</text:span><text:span text:style-name="T54"> </text:span><text:span text:style-name="T12"><text:s text:c="20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</table:table-row>
      </table:table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8">EXPERIENCE</text:p>
          </table:table-cell>
          <table:table-cell table:style-name="Table6.A1" office:value-type="string">
            <text:p text:style-name="P16"><text:span text:style-name="T168">California PATH </text:span><text:span text:style-name="T169">(</text:span><text:span text:style-name="Strong_20_Emphasis"><text:span text:style-name="T170">Partners for Advanced Transportation Technology</text:span></text:span><text:span text:style-name="Strong_20_Emphasis"><text:span text:style-name="T171">) </text:span></text:span></text:p>
            <text:p text:style-name="P20"><text:span text:style-name="T36">Research Assistant, </text:span><text:span text:style-name="T38">Human Factors </text:span><text:span text:style-name="T39">Projects</text:span><text:span text:style-name="T12"> <text:s text:c="27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6.A1" office:value-type="string">
            <text:p text:style-name="P9"><text:span text:style-name="T70"><text:s/></text:span><text:span text:style-name="T69">Berkeley</text:span><text:span text:style-name="T68">, CA</text:span></text:p>
            <text:p text:style-name="P23"><text:span text:style-name="T26"><text:s/></text:span><text:span text:style-name="T28">Oct</text:span><text:span text:style-name="T27">.</text:span><text:span text:style-name="T30"> 201</text:span><text:span text:style-name="T32">9</text:span><text:span text:style-name="T30"> — </text:span><text:span text:style-name="T31">Present</text:span></text:p>
          </table:table-cell>
        </table:table-row>
      </table:table>
      <text:p text:style-name="P4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6"/>
          </table:table-cell>
          <table:table-cell table:style-name="Table11.A1" office:value-type="string">
            <text:list xml:id="list3901341392" text:style-name="L1">
              <text:list-item>
                <text:p text:style-name="P63"><text:span text:style-name="T181">Helped e</text:span><text:span text:style-name="T172">valuate potential safety impacts</text:span><text:span text:style-name="T173"> </text:span><text:span text:style-name="T174">o</text:span><text:span text:style-name="T172">f </text:span><text:span text:style-name="T179">the</text:span><text:span text:style-name="T173"> </text:span><text:span text:style-name="T174">Caltrans-</text:span><text:span text:style-name="T180">proposed</text:span><text:span text:style-name="T175"> “</text:span><text:span text:style-name="T174">Yellow Alert”</text:span><text:span text:style-name="T176"> </text:span><text:span text:style-name="T179">high</text:span><text:span text:style-name="T176">way </text:span><text:span text:style-name="T177">messag</text:span><text:span text:style-name="T178">e</text:span><text:span text:style-name="T174"> system</text:span><text:span text:style-name="T176"> </text:span><text:span text:style-name="Strong_20_Emphasis"><text:span text:style-name="T182">by automating portions</text:span></text:span><text:span text:style-name="T181"> of the data collection and analysis process</text:span></text:p>
              </text:list-item>
              <text:list-item>
                <text:p text:style-name="P65"><text:span text:style-name="T79">S</text:span><text:span text:style-name="T80">ynced</text:span><text:span text:style-name="T75"> </text:span><text:span text:style-name="T80">position</text:span><text:span text:style-name="T81">al</text:span><text:span text:style-name="T76">, </text:span><text:span text:style-name="T81">sensor</text:span><text:span text:style-name="T76">, and </text:span><text:span text:style-name="T81">behavioral</text:span><text:span text:style-name="T75"> data </text:span><text:span text:style-name="T79">collected </text:span><text:span text:style-name="T75">from </text:span><text:span text:style-name="T88">driving</text:span><text:span text:style-name="T78"> </text:span><text:span text:style-name="T75">simulation</text:span><text:span text:style-name="T76"> </text:span><text:span text:style-name="T88">experiments</text:span></text:p>
              </text:list-item>
              <text:list-item>
                <text:p text:style-name="P65"><text:span text:style-name="Strong_20_Emphasis"><text:span text:style-name="T82">Wrote Python scripts to </text:span></text:span><text:span text:style-name="Strong_20_Emphasis"><text:span text:style-name="T77">extract key points from trial data sets, utilizing Python statistics libraries</text:span></text:span></text:p>
              </text:list-item>
              <text:list-item>
                <text:p text:style-name="P66"><text:span text:style-name="Strong_20_Emphasis"><text:span text:style-name="T90">Worked with</text:span></text:span><text:span text:style-name="Strong_20_Emphasis"><text:span text:style-name="T89"> thousands of data points from over 40 unique driver trials</text:span></text:span></text:p>
              </text:list-item>
            </text:list>
          </table:table-cell>
        </table:table-row>
      </table:table>
      <text:p text:style-name="P4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9"/>
          </table:table-cell>
          <table:table-cell table:style-name="Table12.A1" office:value-type="string">
            <text:p text:style-name="P17"><text:span text:style-name="Strong_20_Emphasis"><text:span text:style-name="T169">Gateways Summer School</text:span></text:span><text:span text:style-name="Strong_20_Emphasis"><text:span text:style-name="T171"> </text:span></text:span></text:p>
            <text:p text:style-name="P21"><text:span text:style-name="T34">Teaching </text:span><text:span text:style-name="T37">Assistant</text:span><text:span text:style-name="T42"> <text:s text:c="2"/></text:span><text:span text:style-name="T12"><text:s text:c="27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12.A1" office:value-type="string">
            <text:p text:style-name="P5">San Diego, CA</text:p>
            <text:p text:style-name="P24"><text:span text:style-name="T26"><text:s/>Jul.</text:span><text:span text:style-name="T30"> 2018 — Aug. 2018</text:span></text:p>
          </table:table-cell>
        </table:table-row>
      </table:table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/>
          </table:table-cell>
          <table:table-cell table:style-name="Table1.A1" office:value-type="string">
            <text:list xml:id="list175137109486148" text:continue-numbering="true" text:style-name="L1">
              <text:list-item>
                <text:p text:style-name="P64"><text:span text:style-name="T183">Aided Architecture &amp; Engineering teacher with giving lessons and </text:span><text:span text:style-name="T184">explaining </text:span><text:span text:style-name="T185">provided</text:span><text:span text:style-name="T184"> examples</text:span></text:p>
              </text:list-item>
              <text:list-item>
                <text:p text:style-name="P75">Guided 30 students on their projects and supervised them during break, learning, and work times</text:p>
              </text:list-item>
            </text:list>
          </table:table-cell>
        </table:table-row>
      </table:table>
      <text:p text:style-name="P4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0"><office:annotation office:name="__Annotation__1352_1647437908"><dc:creator>Unknown Author</dc:creator><dc:date>2020-01-04T16:43:11.210977179</dc:date><text:p text:style-name="P91"><text:span text:style-name="T191">Projects all one table except HEADER</text:span></text:p></office:annotation>PROJECTS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21">I</text:span></text:span><text:span text:style-name="Strong_20_Emphasis"><text:span text:style-name="T20">nvestment </text:span></text:span><text:span text:style-name="Strong_20_Emphasis"><text:span text:style-name="T22">Portfolio Diversity Visualiz</text:span></text:span><text:span text:style-name="Strong_20_Emphasis"><text:span text:style-name="T23">er </text:span></text:span><text:span text:style-name="Strong_20_Emphasis"><text:span text:style-name="T17">(</text:span></text:span><text:span text:style-name="Strong_20_Emphasis"><text:span text:style-name="T15">Python</text:span></text:span><text:span text:style-name="Strong_20_Emphasis"><text:span text:style-name="T17">)</text:span></text:span></text:p>
            <text:list xml:id="list175138121481169" text:continue-numbering="true" text:style-name="L1">
              <text:list-item>
                <text:p text:style-name="P74"><text:span text:style-name="T121">Won </text:span><text:span text:style-name="T122">the </text:span><text:span text:style-name="T123">BlackRock API Prize at Cal Hacks </text:span><text:span text:style-name="T124">6.0</text:span><text:span text:style-name="T107">,</text:span><text:span text:style-name="T85"> the largest collegiate hackathon in the world</text:span></text:p>
              </text:list-item>
              <text:list-item>
                <text:p text:style-name="P67"><text:span text:style-name="T91">Built</text:span><text:span text:style-name="T92"> </text:span><text:span text:style-name="T91">a </text:span><text:span text:style-name="T92">tool</text:span><text:span text:style-name="T83"> </text:span><text:span text:style-name="T98">that helps users gain insight into the diversity of</text:span><text:span text:style-name="T83"> </text:span><text:span text:style-name="T98">an </text:span><text:span text:style-name="T83">investment portfolio </text:span><text:span text:style-name="T93">given</text:span><text:span text:style-name="T83"> any</text:span><text:span text:style-name="T97"> </text:span><text:span text:style-name="T98">applicable </text:span><text:span text:style-name="T83">security </text:span><text:span text:style-name="T99">data </text:span><text:span text:style-name="T83">attribute </text:span><text:span text:style-name="T99">(e.g., sector, asset type, or country)</text:span></text:p>
              </text:list-item>
              <text:list-item>
                <text:p text:style-name="P68"><text:span text:style-name="T126">Leveraged</text:span><text:span text:style-name="T127"> BlackRock’</text:span><text:span text:style-name="T128">s</text:span><text:span text:style-name="T127"> API to </text:span><text:span text:style-name="T129">compile, </text:span><text:span text:style-name="T127">sort, and categorize </text:span><text:span text:style-name="T130">security</text:span><text:span text:style-name="T127"> data</text:span><text:span text:style-name="T130"> </text:span><text:span text:style-name="T132">from </text:span><text:span text:style-name="T131">a </text:span><text:span text:style-name="T132">set of stock tickers</text:span></text:p>
              </text:list-item>
              <text:list-item>
                <text:p text:style-name="P69"><text:span text:style-name="T94">Integrated</text:span><text:span text:style-name="T83"> MatPlotLib to visualize </text:span><text:span text:style-name="T95">calculated diversity</text:span><text:span text:style-name="T83"> data and to create a GUI for </text:span><text:span text:style-name="T97">portfolio </text:span><text:span text:style-name="T96">input</text:span><text:span text:style-name="T83"> <text:s text:c="3"/></text:span><text:span text:style-name="T106"><text:s text:c="7"/></text:span><text:span text:style-name="T83"><text:s/></text:span><text:span text:style-name="T106"><text:s text:c="2"/></text:span><text:span text:style-name="T12"><text:s text:c="13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    </text:list-item>
            </text:list>
          </table:table-cell>
        </table:table-row>
      </table:table>
      <text:p text:style-name="P4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13"><text:span text:style-name="Strong_20_Emphasis"><text:span text:style-name="T17">Bomberman Remastered (Java</text:span></text:span><text:span text:style-name="Strong_20_Emphasis"><text:span text:style-name="T16">)</text:span></text:span></text:p>
            <text:list xml:id="list175137888541349" text:continue-numbering="true" text:style-name="L1">
              <text:list-item>
                <text:p text:style-name="P77">Created an improved remake of the game Bomberman that runs on modern operating systems</text:p>
              </text:list-item>
              <text:list-item>
                <text:p text:style-name="P78">Devised a <text:span text:style-name="T164">completely new and original</text:span> “competitive mode”, featuring dynamic multiplayer gameplay</text:p>
              </text:list-item>
              <text:list-item>
                <text:p text:style-name="P70"><text:span text:style-name="T100">Utilized the Java Swing toolkit to design game </text:span><text:span text:style-name="T101">menus</text:span><text:span text:style-name="T102">,</text:span><text:span text:style-name="T100"> </text:span><text:span text:style-name="T102">handle controls, and execute game events</text:span></text:p>
              </text:list-item>
              <text:list-item>
                <text:p text:style-name="P70"><text:span text:style-name="T103">Played extensively by friends and voted </text:span><text:span text:style-name="T104">in the top three </text:span><text:span text:style-name="T103">when presented at a </text:span><text:span text:style-name="T105">school</text:span><text:span text:style-name="T103"> </text:span><text:span text:style-name="T104">project </text:span><text:span text:style-name="T103">fair</text:span><text:span text:style-name="T83"> <text:s/></text:span><text:span text:style-name="T106"><text:s text:c="7"/></text:span><text:span text:style-name="T83"><text:s/></text:span><text:span text:style-name="T106"><text:s text:c="2"/></text:span><text:span text:style-name="T12"><text:s text:c="13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3"><text:span text:style-name="Strong_20_Emphasis"><text:span text:style-name="T18">Personal Website (HTML, CSS, JavaScript) </text:span></text:span></text:p>
            <text:list xml:id="list175137648578500" text:continue-numbering="true" text:style-name="L1">
              <text:list-item>
                <text:p text:style-name="P82"><text:span text:style-name="T134">Designed and </text:span><text:span text:style-name="T135">built</text:span><text:span text:style-name="T128"> a </text:span><text:span text:style-name="T125">personal website</text:span><text:span text:style-name="T136"> </text:span><text:span text:style-name="T138">from scratch, </text:span><text:span text:style-name="T134">utilizing</text:span><text:span text:style-name="T137"> the Bootstrap </text:span><text:span text:style-name="T138">front end</text:span><text:span text:style-name="T128"> </text:span><text:span text:style-name="T137">framework</text:span></text:p>
              </text:list-item>
              <text:list-item>
                <text:p text:style-name="P83"><text:span text:style-name="T137">I</text:span><text:span text:style-name="T125">ncorporated jQuery </text:span><text:span text:style-name="T139">for</text:span><text:span text:style-name="T125"> site animations and the Google Fonts API for </text:span><text:span text:style-name="T140">global</text:span><text:span text:style-name="T125"> type</text:span><text:span text:style-name="T139">face</text:span><text:span text:style-name="T125"> compatibility</text:span></text:p>
              </text:list-item>
              <text:list-item>
                <text:p text:style-name="P83"><text:span text:style-name="T136">H</text:span><text:span text:style-name="T141">osted page files remotely on UC Berkeley Open Computing Facility servers, via SSH </text:span><text:bookmark text:name="firstHeading1112"/><text:span text:style-name="T147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14"><text:span text:style-name="Strong_20_Emphasis"><text:span text:style-name="T19">Scheme Language Interpreter (Python)</text:span></text:span></text:p>
            <text:list xml:id="list175138779971385" text:continue-numbering="true" text:style-name="L1">
              <text:list-item>
                <text:p text:style-name="P85"><text:span text:style-name="T7">Constructed</text:span><text:span text:style-name="T8"> a</text:span><text:span text:style-name="T9">n i</text:span><text:span text:style-name="T10">nterpreter for the Scheme </text:span><text:span text:style-name="T9">programming </text:span><text:span text:style-name="T10">language </text:span><text:span text:style-name="T11">(a dialect of Lisp)</text:span></text:p>
              </text:list-item>
              <text:list-item>
                <text:p text:style-name="P84"><text:span text:style-name="T133">Implemented </text:span><text:span text:style-name="T142">environments, </text:span><text:span text:style-name="T133">lexical</text:span><text:span text:style-name="T143"> </text:span><text:span text:style-name="T144">and </text:span><text:span text:style-name="T133">dynamic scoping, </text:span><text:span text:style-name="T143">exceptions, macros,</text:span><text:span text:style-name="T145"> </text:span><text:span text:style-name="T144">and </text:span><text:span text:style-name="T146">special form</text:span><text:span text:style-name="T144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7"><text:span text:style-name="Strong_20_Emphasis"><text:span text:style-name="T109">Smart </text:span></text:span><text:span text:style-name="Strong_20_Emphasis"><text:span text:style-name="T110">Typing Practice Program</text:span></text:span><text:span text:style-name="Strong_20_Emphasis"><text:span text:style-name="T108"> (Python)</text:span></text:span></text:p>
            <text:list xml:id="list175136961020320" text:continue-numbering="true" text:style-name="L1">
              <text:list-item>
                <text:p text:style-name="P71"><text:span text:style-name="T86">Developed</text:span><text:span text:style-name="T83"> typing program that calculates typing speed and accuracy with every keystroke</text:span></text:p>
              </text:list-item>
              <text:list-item>
                <text:p text:style-name="P89"><text:span text:style-name="T86">Programmed</text:span><text:span text:style-name="T83"> smart autocorrect feature </text:span><text:span text:style-name="T87">that determines </text:span><text:span text:style-name="T83">similarity between input and a base word</text:span></text:p>
              </text:list-item>
            </text:list>
          </table:table-cell>
        </table:table-row>
      </table:table>
      <text:p text:style-name="P5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26"><text:span text:style-name="T12">Bomberman Remastered </text:span><text:span text:style-name="T13">(Java</text:span><text:span text:style-name="T16">)</text:span></text:p>
            <text:list xml:id="list175137526320832" text:continue-numbering="true" text:style-name="L1">
              <text:list-item>
                <text:p text:style-name="P76"><text:span text:style-name="T162">Created an improved </text:span>remake of the classic game Bomberman <text:span text:style-name="T163">that runs on modern operating systems</text:span></text:p>
              </text:list-item>
              <text:list-item>
                <text:p text:style-name="P80">Devised a <text:span text:style-name="T164">completely original</text:span> “competitive mode”, featuring dynamic, <text:span text:style-name="T164">real time</text:span> multiplayer gameplay</text:p>
              </text:list-item>
              <text:list-item>
                <text:p text:style-name="P81"><text:soft-page-break/><text:span text:style-name="T153">Utilized the Java Swing toolkit to design game </text:span><text:span text:style-name="T155">menus</text:span><text:span text:style-name="T154">,</text:span><text:span text:style-name="T153"> </text:span><text:span text:style-name="T154">handle player controls, and execute game events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27">Personal Website (HTML, CSS, JavaScript) </text:p>
            <text:list xml:id="list175137781311143" text:continue-numbering="true" text:style-name="L1">
              <text:list-item>
                <text:p text:style-name="P87"><text:span text:style-name="T112">Designed and </text:span><text:span text:style-name="T113">built</text:span><text:span text:style-name="T114"> a </text:span><text:span text:style-name="T111">personal website </text:span><text:span text:style-name="T115">from </text:span><text:span text:style-name="T116">the ground up</text:span><text:span text:style-name="T115">, </text:span><text:span text:style-name="T112">utilizing</text:span><text:span text:style-name="T117"> the Bootstrap </text:span><text:span text:style-name="T118">frontend</text:span><text:span text:style-name="T114"> </text:span><text:span text:style-name="T117">framework</text:span></text:p>
              </text:list-item>
              <text:list-item>
                <text:p text:style-name="P88"><text:span text:style-name="T117">I</text:span><text:span text:style-name="T111">ncorporated jQuery </text:span><text:span text:style-name="T119">for</text:span><text:span text:style-name="T111"> site animations and the Google Fonts API for </text:span><text:span text:style-name="T120">global</text:span><text:span text:style-name="T111"> type</text:span><text:span text:style-name="T119">face</text:span><text:span text:style-name="T111"> compatibility</text:span></text:p>
              </text:list-item>
              <text:list-item>
                <text:p text:style-name="P72"><text:span text:style-name="T61">H</text:span><text:span text:style-name="T62">osted page files remotely on UC Berkeley Open Computing Facility servers, via SSH </text:span><text:bookmark text:name="firstHeading111"/><text:span text:style-name="T147">File Transfer 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28">Scheme <text:span text:style-name="T159">Language</text:span> Interpreter <text:span text:style-name="T158">(</text:span>Python)</text:p>
            <text:list xml:id="list175137414733804" text:continue-numbering="true" text:style-name="L1">
              <text:list-item>
                <text:p text:style-name="P86"><text:span text:style-name="T7">Constructed</text:span><text:span text:style-name="T8"> a</text:span><text:span text:style-name="T9">n i</text:span><text:span text:style-name="T10">nterpreter for the Scheme </text:span><text:span text:style-name="T9">programming </text:span><text:span text:style-name="T10">language </text:span><text:span text:style-name="T11">(a dialect of Lisp)</text:span></text:p>
              </text:list-item>
              <text:list-item>
                <text:p text:style-name="P72"><text:span text:style-name="T47">Implemented </text:span><text:span text:style-name="T48">environments, </text:span><text:span text:style-name="T47">lexical</text:span><text:span text:style-name="T49"> </text:span><text:span text:style-name="T50">and </text:span><text:span text:style-name="T47">dynamic scoping, </text:span><text:span text:style-name="T49">exceptions, macros,</text:span><text:span text:style-name="T51"> </text:span><text:span text:style-name="T50">and </text:span><text:span text:style-name="T52">special form</text:span><text:span text:style-name="T50">s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29"><text:span text:style-name="T3">Smart </text:span><text:span text:style-name="T2">Typing Practice Program</text:span><text:span text:style-name="T1"> </text:span><text:span text:style-name="T4">(Python)</text:span></text:p>
            <text:list xml:id="list175138342275768" text:continue-numbering="true" text:style-name="L1">
              <text:list-item>
                <text:p text:style-name="P72"><text:span text:style-name="T86">Developed</text:span><text:span text:style-name="T83"> typing program that calculates typing speed and accuracy with every keystroke</text:span></text:p>
              </text:list-item>
              <text:list-item>
                <text:p text:style-name="P72"><text:span text:style-name="T86">Programmed</text:span><text:span text:style-name="T83"> smart autocorrect feature </text:span><text:span text:style-name="T87">that determines </text:span><text:span text:style-name="T83">similarity between input and a base word</text:span></text:p>
              </text:list-item>
            </text:list>
          </table:table-cell>
        </table:table-row>
      </table:table>
      <text:p text:style-name="P4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52">ACTIVITIES</text:p>
          </table:table-cell>
          <table:table-cell table:style-name="Table13.A1" office:value-type="string">
            <text:p text:style-name="P2">Catalyst for Success <text:s/></text:p>
            <text:p text:style-name="P18"><text:span text:style-name="T33">Treasurer, </text:span><text:span text:style-name="T35">Senior Technology Mentor</text:span><text:span text:style-name="T42"> <text:s text:c="4"/></text:span><text:span text:style-name="T12"><text:s text:c="15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5"/></text:span></text:p>
          </table:table-cell>
          <table:table-cell table:style-name="Table13.A1" office:value-type="string">
            <text:p text:style-name="P4">San Diego, CA</text:p>
            <text:p text:style-name="P22"><text:span text:style-name="T26"><text:s text:c="2"/></text:span><text:span text:style-name="T30">Sep. 2017 — Aug. 2019</text:span></text:p>
          </table:table-cell>
        </table:table-row>
      </table:table>
      <text:p text:style-name="P4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1"/>
          </table:table-cell>
          <table:table-cell table:style-name="Table15.A1" office:value-type="string">
            <text:list xml:id="list2178763019" text:style-name="L2">
              <text:list-item>
                <text:p text:style-name="P79">Taught programming and circuitry at the library to over 200 students (Python, Javascript, Arduino)</text:p>
              </text:list-item>
              <text:list-item>
                <text:p text:style-name="P73"><text:span text:style-name="T84">Worked with library officials to organize regular weekly workshops and week-long summer camps</text:span><text:span text:style-name="T12"> <text:s text:c="4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4"/></text:span></text:p>
              </text:list-item>
            </text:list>
          </table:table-cell>
        </table:table-row>
      </table:table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3">AWARDS</text:p>
          </table:table-cell>
          <table:table-cell table:style-name="Table3.A1" office:value-type="string">
            <text:p text:style-name="P30"><text:span text:style-name="T166">Winner</text:span><text:span text:style-name="T167">,</text:span><text:span text:style-name="T150"> </text:span><text:span text:style-name="T148">CalHacks </text:span><text:span text:style-name="T149">6.0 BlackRock API Prize </text:span></text:p>
            <text:p text:style-name="P31"><text:span text:style-name="T4">Computer Science Scholar</text:span><text:span text:style-name="T5">,</text:span><text:span text:style-name="T150"> </text:span><text:span text:style-name="T151">I</text:span><text:span text:style-name="T148">ntuit Scholarship Program</text:span></text:p>
            <text:p text:style-name="P31"><text:span text:style-name="T4">Computer Science Scholar</text:span><text:span text:style-name="T5">, </text:span><text:span text:style-name="T148">Intuit George A. Hansen Program </text:span></text:p>
            <text:p text:style-name="P19"><text:span text:style-name="T66">Champion, </text:span><text:span text:style-name="T55">So</text:span><text:span text:style-name="T57">Cal</text:span><text:span text:style-name="T55"> Developmental Soccer League </text:span><text:span text:style-name="T56">Div. 1</text:span><text:span text:style-name="T58"> </text:span><text:span text:style-name="T67"><text:s/></text:span><text:span text:style-name="T71"><text:s/></text:span><text:span text:style-name="T53"><text:s text:c="2"/></text:span><text:span text:style-name="T64"><text:s text:c="4"/></text:span><text:span text:style-name="T12"><text:s text:c="5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5"/></text:span></text:p>
          </table:table-cell>
          <table:table-cell table:style-name="Table3.A1" office:value-type="string">
            <text:p text:style-name="P15"><text:span text:style-name="T30">O</text:span><text:span text:style-name="T29">ct. 2019</text:span></text:p>
            <text:p text:style-name="P25"><text:span text:style-name="T165">Apr</text:span>. 2019</text:p>
            <text:p text:style-name="P25"><text:span text:style-name="T165">Apr</text:span>. 2019</text:p>
            <text:p text:style-name="P25">Dec. 2018</text:p>
          </table:table-cell>
        </table:table-row>
      </table:table>
      <text:p text:style-name="P4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4">SKILLS</text:p>
          </table:table-cell>
          <table:table-cell table:style-name="Table4.A1" office:value-type="string">
            <text:p text:style-name="P6"><text:span text:style-name="T152">Languages:</text:span><text:span text:style-name="T156"> </text:span>Python, Java, SQL, HTML/CSS, <text:span text:style-name="T160">JavaScript</text:span></text:p>
            <text:p text:style-name="P10"><text:span text:style-name="T65">Frameworks/Technologies:</text:span><text:span text:style-name="T14"> </text:span><text:span text:style-name="T43">Git, </text:span><text:span text:style-name="T46">Unix,</text:span><text:span text:style-name="T45"> </text:span><text:span text:style-name="T44">Bootstrap, NumPy,</text:span><text:span text:style-name="T45"> MATLAB</text:span><text:span text:style-name="T42"> <text:s text:c="2"/></text:span><text:span text:style-name="T12"><text:s text:c="7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4"/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4T17:51:36.479734949</dc:date>
    <meta:editing-duration>P1DT8H17M18S</meta:editing-duration>
    <meta:editing-cycles>286</meta:editing-cycles>
    <meta:document-statistic meta:table-count="14" meta:image-count="6" meta:object-count="0" meta:page-count="2" meta:paragraph-count="81" meta:word-count="672" meta:character-count="7214" meta:non-whitespace-character-count="4001"/>
  </office:meta>
</office:document-meta>
</file>